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3E37A7C0F51B6D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3E37A7C0F51B6D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raises Lazarus</text:span></text:p>
            <text:p text:style-name="P3"><text:span text:style-name="T2">(John 11:1-5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7:22.803000000</dc:date>
    <meta:editing-duration>PT2H24M26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